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563cm" fo:min-width="0.319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563cm" fo:min-width="0.317cm"/>
    </style:style>
    <style:style style:name="gr3" style:family="graphic" style:parent-style-name="standard">
      <style:graphic-properties svg:stroke-color="#666666" draw:fill-color="#ffffff" draw:textarea-horizontal-align="justify" draw:textarea-vertical-align="middle" draw:auto-grow-height="false" fo:min-height="0.563cm" fo:min-width="0.318cm"/>
    </style:style>
    <style:style style:name="gr4" style:family="graphic" style:parent-style-name="standard">
      <style:graphic-properties svg:stroke-color="#666666" draw:fill-color="#ffffff" draw:textarea-horizontal-align="justify" draw:textarea-vertical-align="middle" draw:auto-grow-height="false" fo:min-height="0.563cm" fo:min-width="0.319cm"/>
    </style:style>
    <style:style style:name="gr5" style:family="graphic" style:parent-style-name="standard">
      <style:graphic-properties svg:stroke-color="#666666" draw:fill-color="#ffffff" draw:textarea-horizontal-align="justify" draw:textarea-vertical-align="middle" draw:auto-grow-height="false" fo:min-height="0.563cm" fo:min-width="0.317cm"/>
    </style:style>
    <style:style style:name="gr6" style:family="graphic" style:parent-style-name="standard">
      <style:graphic-properties svg:stroke-color="#666666" draw:fill-color="#ffffff" draw:textarea-horizontal-align="justify" draw:textarea-vertical-align="middle" draw:auto-grow-height="false" fo:min-height="0.563cm" fo:min-width="0.32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0.562cm" fo:min-width="0.318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0.562cm" fo:min-width="0.317cm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0.562cm" fo:min-width="0.319cm"/>
    </style:style>
    <style:style style:name="gr10" style:family="graphic" style:parent-style-name="standard">
      <style:graphic-properties svg:stroke-color="#666666" draw:fill-color="#ffffff" draw:textarea-horizontal-align="justify" draw:textarea-vertical-align="middle" draw:auto-grow-height="false" fo:min-height="0.562cm" fo:min-width="0.318cm"/>
    </style:style>
    <style:style style:name="gr11" style:family="graphic" style:parent-style-name="standard">
      <style:graphic-properties svg:stroke-color="#666666" draw:fill-color="#ffffff" draw:textarea-horizontal-align="justify" draw:textarea-vertical-align="middle" draw:auto-grow-height="false" fo:min-height="0.562cm" fo:min-width="0.319cm"/>
    </style:style>
    <style:style style:name="gr12" style:family="graphic" style:parent-style-name="standard">
      <style:graphic-properties svg:stroke-color="#666666" draw:fill-color="#ffffff" draw:textarea-horizontal-align="justify" draw:textarea-vertical-align="middle" draw:auto-grow-height="false" fo:min-height="0.562cm" fo:min-width="0.317cm"/>
    </style:style>
    <style:style style:name="gr13" style:family="graphic" style:parent-style-name="standard">
      <style:graphic-properties svg:stroke-color="#666666" draw:fill-color="#ffffff" draw:textarea-horizontal-align="justify" draw:textarea-vertical-align="middle" draw:auto-grow-height="false" fo:min-height="0.562cm" fo:min-width="0.32cm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0.563cm" fo:min-width="0.318cm"/>
    </style:style>
    <style:style style:name="gr15" style:family="graphic" style:parent-style-name="standard">
      <style:graphic-properties svg:stroke-color="#666666" draw:fill-color="#ffffff" draw:textarea-horizontal-align="justify" draw:textarea-vertical-align="middle" draw:auto-grow-height="false" fo:min-height="0.564cm" fo:min-width="0.319cm"/>
    </style:style>
    <style:style style:name="gr16" style:family="graphic" style:parent-style-name="standard">
      <style:graphic-properties svg:stroke-color="#666666" draw:fill-color="#ffffff" draw:textarea-horizontal-align="justify" draw:textarea-vertical-align="middle" draw:auto-grow-height="false" fo:min-height="0.564cm" fo:min-width="0.318cm"/>
    </style:style>
    <style:style style:name="gr17" style:family="graphic" style:parent-style-name="standard">
      <style:graphic-properties svg:stroke-color="#666666" draw:fill-color="#ffffff" draw:textarea-horizontal-align="justify" draw:textarea-vertical-align="middle" draw:auto-grow-height="false" fo:min-height="0.564cm" fo:min-width="0.317cm"/>
    </style:style>
    <style:style style:name="gr18" style:family="graphic" style:parent-style-name="objectwithoutfill">
      <style:graphic-properties svg:stroke-color="#000000" draw:fill="solid" draw:textarea-vertical-align="middl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solid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.157cm" svg:height="1.149cm" svg:x="0.238cm" svg:y="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1.157cm" svg:height="1.149cm" svg:x="1.972cm" svg:y="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1.155cm" svg:height="1.149cm" svg:x="3.708cm" svg:y="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draw:layer="layout" svg:width="1.156cm" svg:height="1.149cm" svg:x="5.443cm" svg:y="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1" draw:layer="layout" svg:width="1.157cm" svg:height="1.149cm" svg:x="7.177cm" svg:y="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1" draw:layer="layout" svg:width="1.157cm" svg:height="1.149cm" svg:x="8.911cm" svg:y="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" draw:layer="layout" svg:width="1.155cm" svg:height="1.149cm" svg:x="10.647cm" svg:y="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1" draw:layer="layout" svg:width="1.158cm" svg:height="1.149cm" svg:x="12.381cm" svg:y="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1" draw:layer="layout" svg:width="1.156cm" svg:height="1.148cm" svg:x="0.243cm" svg:y="1.00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1" draw:layer="layout" svg:width="1.155cm" svg:height="1.148cm" svg:x="1.978cm" svg:y="1.00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9" draw:text-style-name="P1" draw:layer="layout" svg:width="1.157cm" svg:height="1.148cm" svg:x="3.712cm" svg:y="1.00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0" draw:text-style-name="P1" draw:layer="layout" svg:width="1.156cm" svg:height="1.148cm" svg:x="5.447cm" svg:y="1.00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0" draw:text-style-name="P1" draw:layer="layout" svg:width="1.156cm" svg:height="1.148cm" svg:x="7.181cm" svg:y="1.00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1" draw:layer="layout" svg:width="1.157cm" svg:height="1.148cm" svg:x="8.917cm" svg:y="1.00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1" draw:layer="layout" svg:width="1.157cm" svg:height="1.148cm" svg:x="10.651cm" svg:y="1.00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0" draw:text-style-name="P1" draw:layer="layout" svg:width="1.156cm" svg:height="1.148cm" svg:x="12.386cm" svg:y="1.00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9" draw:text-style-name="P1" draw:layer="layout" svg:width="1.157cm" svg:height="1.148cm" svg:x="0.238cm" svg:y="2.71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9" draw:text-style-name="P1" draw:layer="layout" svg:width="1.157cm" svg:height="1.148cm" svg:x="1.972cm" svg:y="2.71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1" draw:layer="layout" svg:width="1.155cm" svg:height="1.148cm" svg:x="3.708cm" svg:y="2.71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0" draw:text-style-name="P1" draw:layer="layout" svg:width="1.156cm" svg:height="1.148cm" svg:x="5.443cm" svg:y="2.71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1" draw:layer="layout" svg:width="1.157cm" svg:height="1.148cm" svg:x="7.177cm" svg:y="2.71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1" draw:layer="layout" svg:width="1.157cm" svg:height="1.148cm" svg:x="8.911cm" svg:y="2.71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2" draw:text-style-name="P1" draw:layer="layout" svg:width="1.155cm" svg:height="1.148cm" svg:x="10.647cm" svg:y="2.71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" draw:layer="layout" svg:width="1.158cm" svg:height="1.148cm" svg:x="12.381cm" svg:y="2.71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1" draw:layer="layout" svg:width="1.156cm" svg:height="1.148cm" svg:x="0.243cm" svg:y="2.72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1" draw:layer="layout" svg:width="1.155cm" svg:height="1.148cm" svg:x="1.978cm" svg:y="2.72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9" draw:text-style-name="P1" draw:layer="layout" svg:width="1.157cm" svg:height="1.148cm" svg:x="3.712cm" svg:y="2.72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0" draw:text-style-name="P1" draw:layer="layout" svg:width="1.156cm" svg:height="1.148cm" svg:x="5.447cm" svg:y="2.72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0" draw:text-style-name="P1" draw:layer="layout" svg:width="1.156cm" svg:height="1.148cm" svg:x="7.181cm" svg:y="2.72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1" draw:layer="layout" svg:width="1.157cm" svg:height="1.148cm" svg:x="8.917cm" svg:y="2.72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1" draw:layer="layout" svg:width="1.157cm" svg:height="1.148cm" svg:x="10.651cm" svg:y="2.72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0" draw:text-style-name="P1" draw:layer="layout" svg:width="1.156cm" svg:height="1.148cm" svg:x="12.386cm" svg:y="2.72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1.157cm" svg:height="1.149cm" svg:x="0.238cm" svg:y="4.44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1.157cm" svg:height="1.149cm" svg:x="1.972cm" svg:y="4.44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1.155cm" svg:height="1.149cm" svg:x="3.708cm" svg:y="4.44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draw:layer="layout" svg:width="1.156cm" svg:height="1.149cm" svg:x="5.443cm" svg:y="4.44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1" draw:layer="layout" svg:width="1.157cm" svg:height="1.149cm" svg:x="7.177cm" svg:y="4.44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1" draw:layer="layout" svg:width="1.157cm" svg:height="1.149cm" svg:x="8.911cm" svg:y="4.44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" draw:layer="layout" svg:width="1.155cm" svg:height="1.149cm" svg:x="10.647cm" svg:y="4.44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1" draw:layer="layout" svg:width="1.158cm" svg:height="1.149cm" svg:x="12.381cm" svg:y="4.44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4" draw:text-style-name="P1" draw:layer="layout" svg:width="1.156cm" svg:height="1.149cm" svg:x="0.243cm" svg:y="4.4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1.155cm" svg:height="1.149cm" svg:x="1.978cm" svg:y="4.4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1.157cm" svg:height="1.149cm" svg:x="3.712cm" svg:y="4.4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draw:layer="layout" svg:width="1.156cm" svg:height="1.149cm" svg:x="5.447cm" svg:y="4.4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draw:layer="layout" svg:width="1.156cm" svg:height="1.149cm" svg:x="7.181cm" svg:y="4.4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1" draw:layer="layout" svg:width="1.157cm" svg:height="1.149cm" svg:x="8.917cm" svg:y="4.4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1" draw:layer="layout" svg:width="1.157cm" svg:height="1.149cm" svg:x="10.651cm" svg:y="4.4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draw:layer="layout" svg:width="1.156cm" svg:height="1.149cm" svg:x="12.386cm" svg:y="4.4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1" draw:layer="layout" svg:width="1.157cm" svg:height="1.149cm" svg:x="0.238cm" svg:y="6.16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1" draw:layer="layout" svg:width="1.157cm" svg:height="1.149cm" svg:x="1.972cm" svg:y="6.16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" draw:layer="layout" svg:width="1.155cm" svg:height="1.149cm" svg:x="3.708cm" svg:y="6.16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draw:layer="layout" svg:width="1.156cm" svg:height="1.149cm" svg:x="5.443cm" svg:y="6.16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1" draw:layer="layout" svg:width="1.157cm" svg:height="1.149cm" svg:x="7.177cm" svg:y="6.16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1" draw:layer="layout" svg:width="1.157cm" svg:height="1.149cm" svg:x="8.911cm" svg:y="6.16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" draw:layer="layout" svg:width="1.155cm" svg:height="1.149cm" svg:x="10.647cm" svg:y="6.16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1" draw:layer="layout" svg:width="1.158cm" svg:height="1.149cm" svg:x="12.381cm" svg:y="6.16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0" draw:text-style-name="P1" draw:layer="layout" svg:width="1.156cm" svg:height="1.148cm" svg:x="0.243cm" svg:y="6.16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2" draw:text-style-name="P1" draw:layer="layout" svg:width="1.155cm" svg:height="1.148cm" svg:x="1.978cm" svg:y="6.16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1" draw:layer="layout" svg:width="1.157cm" svg:height="1.148cm" svg:x="3.712cm" svg:y="6.16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0" draw:text-style-name="P1" draw:layer="layout" svg:width="1.156cm" svg:height="1.148cm" svg:x="5.447cm" svg:y="6.16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0" draw:text-style-name="P1" draw:layer="layout" svg:width="1.156cm" svg:height="1.148cm" svg:x="7.181cm" svg:y="6.16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1" draw:layer="layout" svg:width="1.157cm" svg:height="1.148cm" svg:x="8.917cm" svg:y="6.16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1" draw:layer="layout" svg:width="1.157cm" svg:height="1.148cm" svg:x="10.651cm" svg:y="6.16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0" draw:text-style-name="P1" draw:layer="layout" svg:width="1.156cm" svg:height="1.148cm" svg:x="12.386cm" svg:y="6.16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1" draw:layer="layout" svg:width="1.157cm" svg:height="1.148cm" svg:x="0.238cm" svg:y="7.89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1" draw:layer="layout" svg:width="1.157cm" svg:height="1.148cm" svg:x="1.972cm" svg:y="7.89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2" draw:text-style-name="P1" draw:layer="layout" svg:width="1.155cm" svg:height="1.148cm" svg:x="3.708cm" svg:y="7.89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0" draw:text-style-name="P1" draw:layer="layout" svg:width="1.156cm" svg:height="1.148cm" svg:x="5.443cm" svg:y="7.89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1" draw:layer="layout" svg:width="1.157cm" svg:height="1.148cm" svg:x="7.177cm" svg:y="7.89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1" draw:layer="layout" svg:width="1.157cm" svg:height="1.148cm" svg:x="8.911cm" svg:y="7.89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2" draw:text-style-name="P1" draw:layer="layout" svg:width="1.155cm" svg:height="1.148cm" svg:x="10.647cm" svg:y="7.89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" draw:layer="layout" svg:width="1.158cm" svg:height="1.148cm" svg:x="12.381cm" svg:y="7.89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draw:layer="layout" svg:width="1.156cm" svg:height="1.149cm" svg:x="0.243cm" svg:y="7.89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" draw:layer="layout" svg:width="1.155cm" svg:height="1.149cm" svg:x="1.978cm" svg:y="7.89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1" draw:layer="layout" svg:width="1.157cm" svg:height="1.149cm" svg:x="3.712cm" svg:y="7.89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draw:layer="layout" svg:width="1.156cm" svg:height="1.149cm" svg:x="5.447cm" svg:y="7.89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draw:layer="layout" svg:width="1.156cm" svg:height="1.149cm" svg:x="7.181cm" svg:y="7.89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1" draw:layer="layout" svg:width="1.157cm" svg:height="1.149cm" svg:x="8.917cm" svg:y="7.89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1" draw:layer="layout" svg:width="1.157cm" svg:height="1.149cm" svg:x="10.651cm" svg:y="7.89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draw:layer="layout" svg:width="1.156cm" svg:height="1.149cm" svg:x="12.386cm" svg:y="7.89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1" draw:layer="layout" svg:width="1.157cm" svg:height="1.149cm" svg:x="0.238cm" svg:y="9.60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1" draw:layer="layout" svg:width="1.157cm" svg:height="1.149cm" svg:x="1.972cm" svg:y="9.60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" draw:layer="layout" svg:width="1.155cm" svg:height="1.149cm" svg:x="3.708cm" svg:y="9.60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draw:layer="layout" svg:width="1.156cm" svg:height="1.149cm" svg:x="5.443cm" svg:y="9.60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1" draw:layer="layout" svg:width="1.157cm" svg:height="1.149cm" svg:x="7.177cm" svg:y="9.60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1" draw:layer="layout" svg:width="1.157cm" svg:height="1.149cm" svg:x="8.911cm" svg:y="9.60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" draw:layer="layout" svg:width="1.155cm" svg:height="1.149cm" svg:x="10.647cm" svg:y="9.60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1" draw:layer="layout" svg:width="1.158cm" svg:height="1.149cm" svg:x="12.381cm" svg:y="9.60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draw:layer="layout" svg:width="1.156cm" svg:height="1.149cm" svg:x="0.243cm" svg:y="9.61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" draw:layer="layout" svg:width="1.155cm" svg:height="1.149cm" svg:x="1.978cm" svg:y="9.61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1" draw:layer="layout" svg:width="1.157cm" svg:height="1.149cm" svg:x="3.712cm" svg:y="9.61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draw:layer="layout" svg:width="1.156cm" svg:height="1.149cm" svg:x="5.447cm" svg:y="9.61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draw:layer="layout" svg:width="1.156cm" svg:height="1.149cm" svg:x="7.181cm" svg:y="9.61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1" draw:layer="layout" svg:width="1.157cm" svg:height="1.149cm" svg:x="8.917cm" svg:y="9.61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1" draw:layer="layout" svg:width="1.157cm" svg:height="1.149cm" svg:x="10.651cm" svg:y="9.61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draw:layer="layout" svg:width="1.156cm" svg:height="1.149cm" svg:x="12.386cm" svg:y="9.61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1" draw:layer="layout" svg:width="1.157cm" svg:height="1.148cm" svg:x="0.238cm" svg:y="11.33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1" draw:layer="layout" svg:width="1.157cm" svg:height="1.148cm" svg:x="1.972cm" svg:y="11.33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2" draw:text-style-name="P1" draw:layer="layout" svg:width="1.155cm" svg:height="1.148cm" svg:x="3.708cm" svg:y="11.33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0" draw:text-style-name="P1" draw:layer="layout" svg:width="1.156cm" svg:height="1.148cm" svg:x="5.443cm" svg:y="11.33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1" draw:layer="layout" svg:width="1.157cm" svg:height="1.148cm" svg:x="7.177cm" svg:y="11.33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1" draw:layer="layout" svg:width="1.157cm" svg:height="1.148cm" svg:x="8.911cm" svg:y="11.33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2" draw:text-style-name="P1" draw:layer="layout" svg:width="1.155cm" svg:height="1.148cm" svg:x="10.647cm" svg:y="11.33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" draw:layer="layout" svg:width="1.158cm" svg:height="1.148cm" svg:x="12.381cm" svg:y="11.33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0" draw:text-style-name="P1" draw:layer="layout" svg:width="1.156cm" svg:height="1.148cm" svg:x="0.243cm" svg:y="11.34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2" draw:text-style-name="P1" draw:layer="layout" svg:width="1.155cm" svg:height="1.148cm" svg:x="1.978cm" svg:y="11.34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1" draw:layer="layout" svg:width="1.157cm" svg:height="1.148cm" svg:x="3.712cm" svg:y="11.34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0" draw:text-style-name="P1" draw:layer="layout" svg:width="1.156cm" svg:height="1.148cm" svg:x="5.447cm" svg:y="11.34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0" draw:text-style-name="P1" draw:layer="layout" svg:width="1.156cm" svg:height="1.148cm" svg:x="7.181cm" svg:y="11.34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1" draw:layer="layout" svg:width="1.157cm" svg:height="1.148cm" svg:x="8.917cm" svg:y="11.34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1" draw:layer="layout" svg:width="1.157cm" svg:height="1.148cm" svg:x="10.651cm" svg:y="11.34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0" draw:text-style-name="P1" draw:layer="layout" svg:width="1.156cm" svg:height="1.148cm" svg:x="12.386cm" svg:y="11.34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1" draw:layer="layout" svg:width="1.157cm" svg:height="1.148cm" svg:x="0.238cm" svg:y="13.05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1" draw:layer="layout" svg:width="1.157cm" svg:height="1.148cm" svg:x="1.972cm" svg:y="13.05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2" draw:text-style-name="P1" draw:layer="layout" svg:width="1.155cm" svg:height="1.148cm" svg:x="3.708cm" svg:y="13.05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0" draw:text-style-name="P1" draw:layer="layout" svg:width="1.156cm" svg:height="1.148cm" svg:x="5.443cm" svg:y="13.05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1" draw:layer="layout" svg:width="1.157cm" svg:height="1.148cm" svg:x="7.177cm" svg:y="13.05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1" draw:layer="layout" svg:width="1.157cm" svg:height="1.148cm" svg:x="8.911cm" svg:y="13.05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2" draw:text-style-name="P1" draw:layer="layout" svg:width="1.155cm" svg:height="1.148cm" svg:x="10.647cm" svg:y="13.05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" draw:layer="layout" svg:width="1.158cm" svg:height="1.148cm" svg:x="12.381cm" svg:y="13.05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draw:layer="layout" svg:width="1.156cm" svg:height="1.149cm" svg:x="0.243cm" svg:y="13.05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" draw:layer="layout" svg:width="1.155cm" svg:height="1.149cm" svg:x="1.978cm" svg:y="13.05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1" draw:layer="layout" svg:width="1.157cm" svg:height="1.149cm" svg:x="3.712cm" svg:y="13.05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draw:layer="layout" svg:width="1.156cm" svg:height="1.149cm" svg:x="5.447cm" svg:y="13.05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draw:layer="layout" svg:width="1.156cm" svg:height="1.149cm" svg:x="7.181cm" svg:y="13.05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1" draw:layer="layout" svg:width="1.157cm" svg:height="1.149cm" svg:x="8.917cm" svg:y="13.05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1" draw:layer="layout" svg:width="1.157cm" svg:height="1.149cm" svg:x="10.651cm" svg:y="13.05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draw:layer="layout" svg:width="1.156cm" svg:height="1.149cm" svg:x="12.386cm" svg:y="13.05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1" draw:layer="layout" svg:width="1.157cm" svg:height="1.148cm" svg:x="17.58cm" svg:y="2.72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0" draw:text-style-name="P1" draw:layer="layout" svg:width="1.156cm" svg:height="1.148cm" svg:x="19.317cm" svg:y="2.72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0" draw:text-style-name="P1" draw:layer="layout" svg:width="1.156cm" svg:height="1.148cm" svg:x="21.051cm" svg:y="2.72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1" draw:layer="layout" svg:width="1.157cm" svg:height="1.148cm" svg:x="22.785cm" svg:y="2.72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2" draw:text-style-name="P1" draw:layer="layout" svg:width="1.155cm" svg:height="1.148cm" svg:x="24.521cm" svg:y="2.72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0" draw:text-style-name="P1" draw:layer="layout" svg:width="1.156cm" svg:height="1.148cm" svg:x="26.255cm" svg:y="2.72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1.157cm" svg:height="1.149cm" svg:x="17.586cm" svg:y="2.72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1" draw:layer="layout" svg:width="1.157cm" svg:height="1.149cm" svg:x="19.32cm" svg:y="2.72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draw:layer="layout" svg:width="1.156cm" svg:height="1.149cm" svg:x="21.055cm" svg:y="2.72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" draw:layer="layout" svg:width="1.155cm" svg:height="1.149cm" svg:x="22.791cm" svg:y="2.72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1" draw:layer="layout" svg:width="1.157cm" svg:height="1.149cm" svg:x="24.525cm" svg:y="2.72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1" draw:layer="layout" svg:width="1.157cm" svg:height="1.149cm" svg:x="26.259cm" svg:y="2.72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1" draw:layer="layout" svg:width="1.157cm" svg:height="1.149cm" svg:x="17.58cm" svg:y="4.4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draw:layer="layout" svg:width="1.156cm" svg:height="1.149cm" svg:x="19.317cm" svg:y="4.4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draw:layer="layout" svg:width="1.156cm" svg:height="1.149cm" svg:x="21.051cm" svg:y="4.4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1" draw:layer="layout" svg:width="1.157cm" svg:height="1.149cm" svg:x="22.785cm" svg:y="4.4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" draw:layer="layout" svg:width="1.155cm" svg:height="1.149cm" svg:x="24.521cm" svg:y="4.4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draw:layer="layout" svg:width="1.156cm" svg:height="1.149cm" svg:x="26.255cm" svg:y="4.4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1" draw:layer="layout" svg:width="1.157cm" svg:height="1.148cm" svg:x="17.586cm" svg:y="4.45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1" draw:layer="layout" svg:width="1.157cm" svg:height="1.148cm" svg:x="19.32cm" svg:y="4.45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0" draw:text-style-name="P1" draw:layer="layout" svg:width="1.156cm" svg:height="1.148cm" svg:x="21.055cm" svg:y="4.45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2" draw:text-style-name="P1" draw:layer="layout" svg:width="1.155cm" svg:height="1.148cm" svg:x="22.791cm" svg:y="4.45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1" draw:layer="layout" svg:width="1.157cm" svg:height="1.148cm" svg:x="24.525cm" svg:y="4.45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1" draw:layer="layout" svg:width="1.157cm" svg:height="1.148cm" svg:x="26.259cm" svg:y="4.45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1" draw:layer="layout" svg:width="1.157cm" svg:height="1.148cm" svg:x="17.58cm" svg:y="6.16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0" draw:text-style-name="P1" draw:layer="layout" svg:width="1.156cm" svg:height="1.148cm" svg:x="19.317cm" svg:y="6.16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0" draw:text-style-name="P1" draw:layer="layout" svg:width="1.156cm" svg:height="1.148cm" svg:x="21.051cm" svg:y="6.16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1" draw:layer="layout" svg:width="1.157cm" svg:height="1.148cm" svg:x="22.785cm" svg:y="6.16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2" draw:text-style-name="P1" draw:layer="layout" svg:width="1.155cm" svg:height="1.148cm" svg:x="24.521cm" svg:y="6.16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0" draw:text-style-name="P1" draw:layer="layout" svg:width="1.156cm" svg:height="1.148cm" svg:x="26.255cm" svg:y="6.16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1" draw:layer="layout" svg:width="1.157cm" svg:height="1.148cm" svg:x="17.586cm" svg:y="6.17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1" draw:layer="layout" svg:width="1.157cm" svg:height="1.148cm" svg:x="19.32cm" svg:y="6.17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0" draw:text-style-name="P1" draw:layer="layout" svg:width="1.156cm" svg:height="1.148cm" svg:x="21.055cm" svg:y="6.17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2" draw:text-style-name="P1" draw:layer="layout" svg:width="1.155cm" svg:height="1.148cm" svg:x="22.791cm" svg:y="6.17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1" draw:layer="layout" svg:width="1.157cm" svg:height="1.148cm" svg:x="24.525cm" svg:y="6.17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1" draw:layer="layout" svg:width="1.157cm" svg:height="1.148cm" svg:x="26.259cm" svg:y="6.17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1" draw:layer="layout" svg:width="1.157cm" svg:height="1.149cm" svg:x="17.58cm" svg:y="7.89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draw:layer="layout" svg:width="1.156cm" svg:height="1.149cm" svg:x="19.317cm" svg:y="7.89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draw:layer="layout" svg:width="1.156cm" svg:height="1.149cm" svg:x="21.051cm" svg:y="7.89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1" draw:layer="layout" svg:width="1.157cm" svg:height="1.149cm" svg:x="22.785cm" svg:y="7.89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" draw:layer="layout" svg:width="1.155cm" svg:height="1.149cm" svg:x="24.521cm" svg:y="7.89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draw:layer="layout" svg:width="1.156cm" svg:height="1.149cm" svg:x="26.255cm" svg:y="7.89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1" draw:layer="layout" svg:width="1.157cm" svg:height="1.149cm" svg:x="17.586cm" svg:y="7.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1" draw:layer="layout" svg:width="1.157cm" svg:height="1.149cm" svg:x="19.32cm" svg:y="7.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draw:layer="layout" svg:width="1.156cm" svg:height="1.149cm" svg:x="21.055cm" svg:y="7.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" draw:layer="layout" svg:width="1.155cm" svg:height="1.149cm" svg:x="22.791cm" svg:y="7.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1" draw:layer="layout" svg:width="1.157cm" svg:height="1.149cm" svg:x="24.525cm" svg:y="7.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1" draw:layer="layout" svg:width="1.157cm" svg:height="1.149cm" svg:x="26.259cm" svg:y="7.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1" draw:layer="layout" svg:width="1.157cm" svg:height="1.149cm" svg:x="17.58cm" svg:y="9.61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draw:layer="layout" svg:width="1.156cm" svg:height="1.149cm" svg:x="19.317cm" svg:y="9.61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draw:layer="layout" svg:width="1.156cm" svg:height="1.149cm" svg:x="21.051cm" svg:y="9.61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1" draw:layer="layout" svg:width="1.157cm" svg:height="1.149cm" svg:x="22.785cm" svg:y="9.61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" draw:layer="layout" svg:width="1.155cm" svg:height="1.149cm" svg:x="24.521cm" svg:y="9.61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draw:layer="layout" svg:width="1.156cm" svg:height="1.149cm" svg:x="26.255cm" svg:y="9.61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1" draw:layer="layout" svg:width="1.157cm" svg:height="1.148cm" svg:x="17.586cm" svg:y="9.61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1" draw:layer="layout" svg:width="1.157cm" svg:height="1.148cm" svg:x="19.32cm" svg:y="9.61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0" draw:text-style-name="P1" draw:layer="layout" svg:width="1.156cm" svg:height="1.148cm" svg:x="21.055cm" svg:y="9.61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2" draw:text-style-name="P1" draw:layer="layout" svg:width="1.155cm" svg:height="1.148cm" svg:x="22.791cm" svg:y="9.61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1" draw:layer="layout" svg:width="1.157cm" svg:height="1.148cm" svg:x="24.525cm" svg:y="9.61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1" draw:layer="layout" svg:width="1.157cm" svg:height="1.148cm" svg:x="26.259cm" svg:y="9.61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1" draw:layer="layout" svg:width="1.157cm" svg:height="1.148cm" svg:x="17.58cm" svg:y="11.34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0" draw:text-style-name="P1" draw:layer="layout" svg:width="1.156cm" svg:height="1.148cm" svg:x="19.317cm" svg:y="11.34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0" draw:text-style-name="P1" draw:layer="layout" svg:width="1.156cm" svg:height="1.148cm" svg:x="21.051cm" svg:y="11.34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1" draw:layer="layout" svg:width="1.157cm" svg:height="1.148cm" svg:x="22.785cm" svg:y="11.34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2" draw:text-style-name="P1" draw:layer="layout" svg:width="1.155cm" svg:height="1.148cm" svg:x="24.521cm" svg:y="11.34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0" draw:text-style-name="P1" draw:layer="layout" svg:width="1.156cm" svg:height="1.148cm" svg:x="26.255cm" svg:y="11.34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5" draw:text-style-name="P1" draw:layer="layout" svg:width="1.157cm" svg:height="1.15cm" svg:x="17.586cm" svg:y="11.34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5" draw:text-style-name="P1" draw:layer="layout" svg:width="1.157cm" svg:height="1.15cm" svg:x="19.32cm" svg:y="11.34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6" draw:text-style-name="P1" draw:layer="layout" svg:width="1.156cm" svg:height="1.15cm" svg:x="21.055cm" svg:y="11.34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7" draw:text-style-name="P1" draw:layer="layout" svg:width="1.155cm" svg:height="1.15cm" svg:x="22.791cm" svg:y="11.34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5" draw:text-style-name="P1" draw:layer="layout" svg:width="1.157cm" svg:height="1.15cm" svg:x="24.525cm" svg:y="11.34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5" draw:text-style-name="P1" draw:layer="layout" svg:width="1.157cm" svg:height="1.15cm" svg:x="26.259cm" svg:y="11.34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8" draw:text-style-name="P2" draw:layer="layout" svg:x1="2.551cm" svg:y1="1.574cm" svg:x2="18.164cm" svg:y2="3.297cm">
          <text:p/>
        </draw:line>
        <draw:line draw:style-name="gr18" draw:text-style-name="P2" draw:layer="layout" svg:x1="4.286cm" svg:y1="1.574cm" svg:x2="18.164cm" svg:y2="3.297cm">
          <text:p/>
        </draw:line>
        <draw:line draw:style-name="gr18" draw:text-style-name="P2" draw:layer="layout" svg:x1="4.286cm" svg:y1="3.297cm" svg:x2="18.164cm" svg:y2="3.297cm">
          <text:p/>
        </draw:line>
        <draw:line draw:style-name="gr18" draw:text-style-name="P2" draw:layer="layout" svg:x1="4.286cm" svg:y1="5.02cm" svg:x2="18.164cm" svg:y2="3.297cm">
          <text:p/>
        </draw:line>
        <draw:line draw:style-name="gr18" draw:text-style-name="P2" draw:layer="layout" svg:x1="2.551cm" svg:y1="5.02cm" svg:x2="18.164cm" svg:y2="3.297cm">
          <text:p/>
        </draw:line>
        <draw:line draw:style-name="gr18" draw:text-style-name="P2" draw:layer="layout" svg:x1="2.551cm" svg:y1="3.297cm" svg:x2="18.164cm" svg:y2="3.297cm">
          <text:p/>
        </draw:line>
        <draw:line draw:style-name="gr18" draw:text-style-name="P2" draw:layer="layout" svg:x1="0.816cm" svg:y1="1.574cm" svg:x2="18.164cm" svg:y2="3.297cm">
          <text:p/>
        </draw:line>
        <draw:line draw:style-name="gr18" draw:text-style-name="P2" draw:layer="layout" svg:x1="0.816cm" svg:y1="3.297cm" svg:x2="18.164cm" svg:y2="3.297cm">
          <text:p/>
        </draw:line>
        <draw:line draw:style-name="gr18" draw:text-style-name="P2" draw:layer="layout" svg:x1="0.816cm" svg:y1="5.02cm" svg:x2="18.164cm" svg:y2="3.297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15.2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30T17:06:40.209473678</meta:creation-date>
    <dc:date>2020-07-30T17:56:39.782081308</dc:date>
    <meta:editing-duration>PT13M44S</meta:editing-duration>
    <meta:editing-cycles>1</meta:editing-cycles>
    <meta:document-statistic meta:object-count="209"/>
    <meta:generator>LibreOffice/6.4.4.2$Linux_X86_64 LibreOffice_project/40$Build-2</meta:generator>
  </office:meta>
</office:document-meta>
</file>